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1050000008F0DAC5E73D9D4AA90.png" manifest:media-type="image/png"/>
  <manifest:file-entry manifest:full-path="Pictures/10000201000000C6000000290574FC179252DFCA.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000000000F80000005E460C595108531573.png" manifest:media-type="image/png"/>
  <manifest:file-entry manifest:full-path="Pictures/10000201000002A00000006A490FBA57B1C91307.png" manifest:media-type="image/png"/>
  <manifest:file-entry manifest:full-path="Pictures/10000201000005C3000002170671190CFDCD58B6.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9FA00000134B1D112126F98A5FE.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D8C000027FD000038725AEFB460F45BD7E4.svg" manifest:media-type="image/svg+xml"/>
  <manifest:file-entry manifest:full-path="Pictures/10000000000001C80000011B4D525A50105D5CC8.png" manifest:media-type="image/png"/>
  <manifest:file-entry manifest:full-path="Pictures/10000201000004CA0000047C25BB1A58C23EC980.png" manifest:media-type="image/png"/>
  <manifest:file-entry manifest:full-path="Pictures/10000201000007C400000128C124ED2EE3FF5D6F.png" manifest:media-type="image/png"/>
  <manifest:file-entry manifest:full-path="Pictures/10000000000001640000007890F6F271E6F44941.png" manifest:media-type="image/png"/>
  <manifest:file-entry manifest:full-path="Pictures/100000000000023400000234EEE72832FF2FEE7F.png" manifest:media-type="image/png"/>
  <manifest:file-entry manifest:full-path="Pictures/10000201000000B00000004BD04319D0D5729E9E.png" manifest:media-type="image/png"/>
  <manifest:file-entry manifest:full-path="Pictures/1000000000000210000001DAFD9F4117360CF2D3.png" manifest:media-type="image/png"/>
  <manifest:file-entry manifest:full-path="Pictures/10000000000002DA00000144F27AC4F85C80FAFD.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183000002229CE74AA88C3BEC3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style>
    <style:style style:name="gr20" style:family="graphic" style:parent-style-name="standard">
      <style:graphic-properties draw:stroke="none" svg:stroke-color="#000000" draw:fill="none" draw:fill-color="#ffffff" draw:auto-grow-height="true" draw:auto-grow-width="false" fo:max-height="0cm" fo:min-height="4.5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style>
    <style:style style:name="gr25" style:family="graphic" style:parent-style-name="standard">
      <style:graphic-properties draw:stroke="none" draw:fill="none" fo:min-height="0.712cm"/>
    </style:style>
    <style:style style:name="gr26" style:family="graphic" style:parent-style-name="standard">
      <style:graphic-properties draw:stroke="none" svg:stroke-color="#000000" draw:fill="none" draw:fill-color="#ffffff" draw:auto-grow-height="true" draw:auto-grow-width="false" fo:max-height="0cm" fo:min-height="1.183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style>
    <style:style style:name="gr34" style:family="graphic" style:parent-style-name="standard">
      <style:graphic-properties draw:stroke="none" svg:stroke-color="#000000" draw:fill="none" draw:fill-color="#ffffff" draw:auto-grow-height="true" draw:auto-grow-width="false" fo:max-height="0cm" fo:min-height="1.423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draw:stroke="none" draw:fill-color="#ff1493" draw:textarea-horizontal-align="justify" draw:textarea-vertical-align="middle" draw:auto-grow-height="false" fo:min-height="14.281cm" fo:min-width="1.413cm"/>
    </style:style>
    <style:style style:name="gr54" style:family="graphic" style:parent-style-name="standard" style:list-style-name="L6">
      <style:graphic-properties draw:stroke="none" draw:fill="none" fo:min-height="3.473cm"/>
    </style:style>
    <style:style style:name="gr55" style:family="graphic" style:parent-style-name="Standard_5f_2">
      <style:graphic-properties draw:stroke="none" draw:fill-color="#355269" draw:textarea-horizontal-align="justify" draw:textarea-vertical-align="middle" draw:auto-grow-height="false" fo:min-height="4.459cm" fo:min-width="0.32cm"/>
    </style:style>
    <style:style style:name="gr5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7" style:family="graphic" style:parent-style-name="standard">
      <style:graphic-properties draw:stroke="none" draw:fill-color="#ff1493" draw:textarea-horizontal-align="justify" draw:textarea-vertical-align="middle" draw:auto-grow-height="false" fo:min-height="4.459cm" fo:min-width="0.457cm"/>
    </style:style>
    <style:style style:name="gr58" style:family="graphic" style:parent-style-name="standard">
      <style:graphic-properties draw:stroke="none" svg:stroke-color="#000000" draw:fill="none" draw:fill-color="#ffffff" draw:auto-grow-height="true" draw:auto-grow-width="false" fo:max-height="0cm" fo:min-height="2.371cm"/>
    </style:style>
    <style:style style:name="gr59" style:family="graphic" style:parent-style-name="standard">
      <style:graphic-properties draw:stroke="none" draw:fill="none" fo:min-height="0.791cm"/>
    </style:style>
    <style:style style:name="gr60" style:family="graphic" style:parent-style-name="standard">
      <style:graphic-properties draw:stroke="none" svg:stroke-color="#000000" draw:fill="none" draw:fill-color="#ffffff" draw:auto-grow-height="true" draw:auto-grow-width="false" fo:max-height="0cm" fo:min-height="7.35cm"/>
    </style:style>
    <style:style style:name="gr61" style:family="graphic" style:parent-style-name="standard">
      <style:graphic-properties draw:stroke="none" draw:fill-color="#ff1493" draw:textarea-horizontal-align="justify" draw:textarea-vertical-align="middle" draw:auto-grow-height="false" fo:min-height="14.281cm" fo:min-width="1.213cm"/>
    </style:style>
    <style:style style:name="gr62" style:family="graphic" style:parent-style-name="standard">
      <style:graphic-properties draw:stroke="none" draw:fill-color="#ffbf00" draw:textarea-horizontal-align="justify" draw:textarea-vertical-align="middle" draw:auto-grow-height="false" fo:min-height="14.281cm" fo:min-width="1.413cm"/>
    </style:style>
    <style:style style:name="gr63" style:family="graphic" style:parent-style-name="standard">
      <style:graphic-properties draw:stroke="none" svg:stroke-color="#000000" draw:fill="none" draw:fill-color="#ffffff" draw:auto-grow-height="true" draw:auto-grow-width="false" fo:max-height="0cm" fo:min-height="9.549cm"/>
    </style:style>
    <style:style style:name="gr64" style:family="graphic" style:parent-style-name="standard">
      <style:graphic-properties draw:stroke="none" draw:fill-color="#ff1493" draw:textarea-horizontal-align="justify" draw:textarea-vertical-align="middle" draw:auto-grow-height="false" fo:min-height="4.459cm" fo:min-width="0.967cm"/>
    </style:style>
    <style:style style:name="gr6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9" style:family="graphic" style:parent-style-name="standard" style:list-style-name="L4">
      <style:graphic-properties draw:stroke="none" draw:fill="none" fo:min-height="3.304cm"/>
    </style:style>
    <style:style style:name="gr70" style:family="graphic" style:parent-style-name="standard" style:list-style-name="L4">
      <style:graphic-properties draw:stroke="none" draw:fill="none" fo:min-height="3.304cm"/>
    </style:style>
    <style:style style:name="gr71" style:family="graphic" style:parent-style-name="Standard_5f_5">
      <style:graphic-properties draw:stroke="none" draw:fill-color="#ff5429" draw:textarea-horizontal-align="justify" draw:textarea-vertical-align="middle" draw:auto-grow-height="false" fo:min-height="14.281cm" fo:min-width="1.14cm"/>
    </style:style>
    <style:style style:name="gr72" style:family="graphic" style:parent-style-name="Standard_5f_5">
      <style:graphic-properties draw:stroke="none" draw:fill-color="#3465a4" draw:textarea-horizontal-align="justify" draw:textarea-vertical-align="middle" draw:auto-grow-height="false" fo:min-height="25.965cm" fo:min-width="0.384cm"/>
    </style:style>
    <style:style style:name="gr73" style:family="graphic" style:parent-style-name="standard">
      <style:graphic-properties draw:stroke="none" draw:fill-color="#355269" draw:textarea-horizontal-align="justify" draw:textarea-vertical-align="middle" draw:auto-grow-height="false" fo:min-height="4.459cm" fo:min-width="0.32cm"/>
    </style:style>
    <style:style style:name="gr74" style:family="graphic" style:parent-style-name="standard">
      <style:graphic-properties draw:stroke="none" draw:fill-color="#e400ff" draw:textarea-horizontal-align="justify" draw:textarea-vertical-align="middle" draw:auto-grow-height="false" fo:min-height="4.459cm" fo:min-width="0.443cm"/>
    </style:style>
    <style:style style:name="gr75" style:family="graphic" style:parent-style-name="Standard_5f_1">
      <style:graphic-properties draw:stroke="none" draw:fill-color="#06ff00" draw:textarea-horizontal-align="justify" draw:textarea-vertical-align="middle" draw:auto-grow-height="false" fo:min-height="10.513cm" fo:min-width="13.189cm"/>
    </style:style>
    <style:style style:name="gr76" style:family="graphic" style:parent-style-name="Standard_5f_1">
      <style:graphic-properties draw:stroke="none" draw:fill-color="#00fff3" draw:textarea-horizontal-align="justify" draw:textarea-vertical-align="middle" draw:auto-grow-height="false" fo:min-height="10.271cm" fo:min-width="13.366cm"/>
    </style:style>
    <style:style style:name="gr77" style:family="graphic" style:parent-style-name="Standard_5f_1">
      <style:graphic-properties draw:stroke="none" draw:fill-color="#ffff00" draw:textarea-horizontal-align="justify" draw:textarea-vertical-align="middle" draw:auto-grow-height="false" fo:min-height="3.25cm" fo:min-width="0.7cm"/>
    </style:style>
    <style:style style:name="gr78" style:family="graphic" style:parent-style-name="Standard_5f_1">
      <style:graphic-properties draw:stroke="none" draw:fill-color="#ffff00" draw:textarea-horizontal-align="justify" draw:textarea-vertical-align="middle" draw:auto-grow-height="false" fo:min-height="10.55cm" fo:min-width="1.9cm"/>
    </style:style>
    <style:style style:name="gr79" style:family="graphic" style:parent-style-name="standard">
      <style:graphic-properties draw:stroke="none" draw:fill-color="#ffffa6" draw:textarea-horizontal-align="justify" draw:textarea-vertical-align="middle" draw:auto-grow-height="false" fo:min-height="4.459cm" fo:min-width="0.32cm"/>
    </style:style>
    <style:style style:name="gr80"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1"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2"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3" style:family="graphic" style:parent-style-name="standard">
      <style:graphic-properties draw:stroke="none" draw:fill-color="#d4ea6b" draw:textarea-horizontal-align="justify" draw:textarea-vertical-align="middle" draw:auto-grow-height="false" fo:min-height="3.04cm" fo:min-width="0.142cm"/>
    </style:style>
    <style:style style:name="gr84"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7">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7">
      <style:graphic-properties fo:min-height="11.929cm"/>
    </style:style>
    <style:style style:name="pr9" style:family="presentation" style:parent-style-name="Default-outline1" style:list-style-name="L7">
      <style:graphic-properties fo:min-height="11.929cm"/>
    </style:style>
    <style:style style:name="pr10" style:family="presentation" style:parent-style-name="Default-title">
      <style:graphic-properties draw:textarea-vertical-align="top" fo:min-height="1.931cm"/>
    </style:style>
    <style:style style:name="pr11" style:family="presentation" style:parent-style-name="Default-title">
      <style:graphic-properties draw:textarea-vertical-align="top" fo:min-height="1.9cm"/>
    </style:style>
    <style:style style:name="pr12" style:family="presentation" style:parent-style-name="Default-title">
      <style:graphic-properties draw:textarea-vertical-align="top" fo:min-height="1.425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7">
      <style:graphic-properties fo:min-height="11.929cm"/>
    </style:style>
    <style:style style:name="pr16" style:family="presentation" style:parent-style-name="Default-title">
      <style:graphic-properties draw:textarea-vertical-align="top" fo:min-height="2.307cm"/>
    </style:style>
    <style:style style:name="pr17" style:family="presentation" style:parent-style-name="Default-title">
      <style:graphic-properties draw:textarea-vertical-align="top" fo:min-height="1.154cm"/>
    </style:style>
    <style:style style:name="pr18" style:family="presentation" style:parent-style-name="Default-outline1" style:list-style-name="L7">
      <style:graphic-properties fo:min-height="11.929cm"/>
    </style:style>
    <style:style style:name="pr19" style:family="presentation" style:parent-style-name="Default-outline1" style:list-style-name="L7">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7">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7">
      <style:graphic-properties fo:min-height="11.929cm"/>
    </style:style>
    <style:style style:name="pr24" style:family="presentation" style:parent-style-name="Default-outline1" style:list-style-name="L7">
      <style:graphic-properties fo:min-height="11.929cm"/>
    </style:style>
    <style:style style:name="pr25" style:family="presentation" style:parent-style-name="Default-outline1" style:list-style-name="L7">
      <style:graphic-properties fo:min-height="11.929cm"/>
    </style:style>
    <style:style style:name="pr26" style:family="presentation" style:parent-style-name="Default-outline1" style:list-style-name="L7">
      <style:graphic-properties fo:min-height="11.929cm"/>
    </style:style>
    <style:style style:name="pr27" style:family="presentation" style:parent-style-name="Default-outline1" style:list-style-name="L7">
      <style:graphic-properties fo:min-height="11.929cm"/>
    </style:style>
    <style:style style:name="pr28" style:family="presentation" style:parent-style-name="Default-outline1" style:list-style-name="L7">
      <style:graphic-properties fo:min-height="11.929cm"/>
    </style:style>
    <style:style style:name="pr29" style:family="presentation" style:parent-style-name="Default-outline1" style:list-style-name="L7">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7">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7">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7">
      <style:graphic-properties fo:min-height="11.929cm"/>
    </style:style>
    <style:style style:name="pr36" style:family="presentation" style:parent-style-name="Default-title">
      <style:graphic-properties draw:textarea-vertical-align="top" fo:min-height="1.051cm"/>
    </style:style>
    <style:style style:name="pr37" style:family="presentation" style:parent-style-name="Default-outline1" style:list-style-name="L7">
      <style:graphic-properties fo:min-height="11.929cm"/>
    </style:style>
    <style:style style:name="pr38" style:family="presentation" style:parent-style-name="Default-outline1" style:list-style-name="L7">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title">
      <style:graphic-properties draw:textarea-vertical-align="top" fo:min-height="1.026cm"/>
    </style:style>
    <style:style style:name="pr41" style:family="presentation" style:parent-style-name="Default-title">
      <style:graphic-properties draw:textarea-vertical-align="top" fo:min-height="2.533cm"/>
    </style:style>
    <style:style style:name="pr42" style:family="presentation" style:parent-style-name="Default-title">
      <style:graphic-properties draw:textarea-vertical-align="top" fo:min-height="1.423cm"/>
    </style:style>
    <style:style style:name="pr43" style:family="presentation" style:parent-style-name="Default-outline1" style:list-style-name="L7">
      <style:graphic-properties fo:min-height="11.929cm"/>
    </style:style>
    <style:style style:name="pr44" style:family="presentation" style:parent-style-name="Default-title">
      <style:graphic-properties draw:textarea-vertical-align="top" fo:min-height="2.125cm"/>
    </style:style>
    <style:style style:name="pr45" style:family="presentation" style:parent-style-name="Default-outline1" style:list-style-name="L7">
      <style:graphic-properties fo:min-height="11.929cm"/>
    </style:style>
    <style:style style:name="pr46" style:family="presentation" style:parent-style-name="Default-outline1" style:list-style-name="L7">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7">
      <style:graphic-properties fo:min-height="11.929cm"/>
    </style:style>
    <style:style style:name="pr49" style:family="presentation" style:parent-style-name="Default-outline1" style:list-style-name="L7">
      <style:graphic-properties fo:min-height="11.929cm"/>
    </style:style>
    <style:style style:name="pr50" style:family="presentation" style:parent-style-name="Default-title">
      <style:graphic-properties draw:textarea-vertical-align="top" fo:min-height="1.656cm"/>
    </style:style>
    <style:style style:name="pr51" style:family="presentation" style:parent-style-name="Default-outline1" style:list-style-name="L7">
      <style:graphic-properties fo:min-height="11.929cm"/>
    </style:style>
    <style:style style:name="pr52" style:family="presentation" style:parent-style-name="Default-outline1" style:list-style-name="L7">
      <style:graphic-properties fo:min-height="11.929cm"/>
    </style:style>
    <style:style style:name="pr53"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loext:graphic-properties draw:fill="none" draw:fill-color="#ffffff"/>
      <style:text-properties fo:font-size="22pt" style:font-size-asian="22pt" style:font-size-complex="22pt"/>
    </style:style>
    <style:style style:name="P54" style:family="paragraph">
      <style:paragraph-properties style:writing-mode="lr-tb"/>
      <style:text-properties fo:font-size="36pt" fo:language="fr" fo:country="FR" fo:font-weight="bold" style:font-size-asian="36pt" style:font-weight-asian="bold" style:font-size-complex="36pt" style:font-weight-complex="bold"/>
    </style:style>
    <style:style style:name="P5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bf00"/>
      <style:paragraph-properties fo:text-align="center"/>
      <style:text-properties fo:language="fr" fo:country="FR"/>
    </style:style>
    <style:style style:name="P58"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59" style:family="paragraph">
      <style:paragraph-properties fo:text-align="start" style:writing-mode="lr-tb"/>
      <style:text-properties fo:color="#ffffff" fo:font-size="32pt" fo:language="fr" fo:country="FR" fo:font-weight="bold" style:font-size-asian="32pt" style:font-size-complex="32pt"/>
    </style:style>
    <style:style style:name="P60" style:family="paragraph">
      <loext:graphic-properties draw:fill="none"/>
      <style:paragraph-properties style:writing-mode="lr-tb"/>
      <style:text-properties fo:font-size="13.3999996185303pt" fo:language="fr" fo:country="FR"/>
    </style:style>
    <style:style style:name="P61" style:family="paragraph">
      <loext:graphic-properties draw:fill-color="#e400ff"/>
      <style:paragraph-properties fo:text-align="center"/>
      <style:text-properties fo:language="fr" fo:country="FR"/>
    </style:style>
    <style:style style:name="P62" style:family="paragraph">
      <style:paragraph-properties fo:text-align="center" style:writing-mode="lr-tb"/>
    </style:style>
    <style:style style:name="P63" style:family="paragraph">
      <loext:graphic-properties draw:fill-color="#06ff00"/>
      <style:paragraph-properties fo:text-align="center" style:writing-mode="lr-tb"/>
      <style:text-properties fo:font-size="13.5pt" fo:language="fr" fo:country="FR"/>
    </style:style>
    <style:style style:name="P64" style:family="paragraph">
      <loext:graphic-properties draw:fill-color="#00fff3"/>
      <style:paragraph-properties fo:text-align="center" style:writing-mode="lr-tb"/>
      <style:text-properties fo:font-size="13.5pt" fo:language="fr" fo:country="FR"/>
    </style:style>
    <style:style style:name="P65"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P68" style:family="paragraph">
      <loext:graphic-properties draw:fill-color="#ffffa6"/>
      <style:paragraph-properties fo:text-align="center"/>
      <style:text-properties fo:language="fr" fo:country="FR"/>
    </style:style>
    <style:style style:name="P69" style:family="paragraph">
      <loext:graphic-properties draw:fill-color="#d4ea6b"/>
      <style:paragraph-properties fo:text-align="center"/>
      <style:text-properties fo:language="fr" fo:country="FR"/>
    </style:style>
    <style:style style:name="P70"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71" style:family="paragraph">
      <style:paragraph-properties fo:text-align="center" style:writing-mode="lr-tb"/>
      <style:text-properties fo:color="#ffffff"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3.3999996185303pt" fo:language="fr" fo:country="FR" fo:font-weight="bold" style:font-size-asian="12pt" style:font-weight-asian="bold" style:font-size-complex="12pt" style:font-weight-complex="bold"/>
    </style:style>
    <style:style style:name="T13" style:family="text">
      <style:text-properties fo:color="#ffffff"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fo:font-size="28pt" fo:language="fr" fo:country="FR" style:font-size-asian="28pt" style:font-size-complex="28pt"/>
    </style:style>
    <style:style style:name="T18" style:family="text">
      <style:text-properties fo:color="#ffffff"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fo:font-size="32pt" fo:language="fr" fo:country="FR" fo:font-weight="normal" style:font-size-asian="32pt" style:font-weight-asian="normal" style:font-size-complex="32pt" style:font-weight-complex="normal"/>
    </style:style>
    <style:style style:name="T23" style:family="text">
      <style:text-properties fo:color="#ffffff" fo:font-size="32pt" fo:language="fr" fo:country="FR" fo:font-weight="bold" style:font-size-asian="32pt" style:font-weight-asian="bold" style:font-size-complex="32pt" style:font-weight-complex="bold"/>
    </style:style>
    <style:style style:name="T24" style:family="text">
      <style:text-properties fo:color="#ffffff"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2pt" style:font-size-asian="22pt" style:font-size-complex="22pt"/>
    </style:style>
    <style:style style:name="T44" style:family="text">
      <style:text-properties fo:font-size="22pt" fo:font-weight="bold" style:font-size-asian="22pt" style:font-weight-asian="bold" style:font-size-complex="22pt" style:font-weight-complex="bold"/>
    </style:style>
    <style:style style:name="T45" style:family="text">
      <style:text-properties fo:font-size="24pt" fo:language="fr" fo:country="FR" fo:font-weight="normal" style:font-size-asian="24pt" style:font-weight-asian="normal" style:font-size-complex="24pt" style:font-weight-complex="normal"/>
    </style:style>
    <style:style style:name="T46" style:family="text">
      <style:text-properties fo:font-size="18pt" fo:language="fr" fo:country="FR" fo:font-weight="normal" style:font-size-asian="18pt" style:font-weight-asian="normal" style:font-size-complex="18pt" style:font-weight-complex="normal"/>
    </style:style>
    <style:style style:name="T47" style:family="text">
      <style:text-properties fo:color="#ffffff" fo:font-size="32pt" fo:language="fr" fo:country="FR" fo:font-weight="bold" style:font-size-asian="32pt" style:font-size-complex="32pt"/>
    </style:style>
    <style:style style:name="T48"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color="#ffffff" style:font-name="Liberation Sans1" fo:font-size="28pt" fo:language="fr" fo:country="FR" fo:font-weight="normal" style:font-size-asian="28pt" style:font-weight-asian="normal" style:font-size-complex="28pt" style:font-weight-complex="normal"/>
    </style:style>
    <style:style style:name="T51"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3" style:family="text">
      <style:text-properties fo:font-size="40pt" fo:language="fr" fo:country="FR" fo:font-weight="bold" style:font-size-asian="40pt" style:font-weight-asian="bold" style:font-size-complex="40pt" style:font-weight-complex="bold"/>
    </style:style>
    <style:style style:name="T54" style:family="text">
      <style:text-properties fo:color="#ffffff"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89cm 15.72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Default-outline1"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13"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0636E81A081D898C.png" xlink:type="simple" xlink:show="embed" xlink:actuate="onLoad" loext:mime-type="image/png">
            <text:p/>
          </draw:image>
        </draw:frame>
        <draw:frame draw:style-name="gr16" draw:text-style-name="P13"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4"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5"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CB8551381389015F.png" xlink:type="simple" xlink:show="embed" xlink:actuate="onLoad" loext:mime-type="image/png">
            <text:p/>
          </draw:image>
        </draw:frame>
        <draw:frame draw:style-name="gr16" draw:text-style-name="P13"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6"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6"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7"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8"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FDE4B4AD98038CA5.png" xlink:type="simple" xlink:show="embed" xlink:actuate="onLoad" loext:mime-type="image/png">
            <text:p/>
          </draw:image>
        </draw:frame>
        <draw:frame draw:style-name="gr16" draw:text-style-name="P13" draw:layer="layout" svg:width="12.357cm" svg:height="1.281cm" svg:x="9.243cm" svg:y="7.919cm">
          <draw:image xlink:href="Pictures/10000201000003500000005835C18BB07A940A36.png" xlink:type="simple" xlink:show="embed" xlink:actuate="onLoad" loext:mime-type="image/png">
            <text:p/>
          </draw:image>
        </draw:frame>
        <draw:frame draw:style-name="gr35" draw:text-style-name="P13"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9BCF721D183DA032.png" xlink:type="simple" xlink:show="embed" xlink:actuate="onLoad" loext:mime-type="image/png">
            <text:p/>
          </draw:image>
        </draw:frame>
        <draw:frame draw:style-name="gr16" draw:text-style-name="P13" draw:layer="layout" svg:width="10.923cm" svg:height="3.974cm" svg:x="15.277cm" svg:y="4.862cm">
          <draw:image xlink:href="Pictures/10000201000002A4000000F671D6D790AADAA5A7.png" xlink:type="simple" xlink:show="embed" xlink:actuate="onLoad" loext: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F572A2F3DC7F8625.png" xlink:type="simple" xlink:show="embed" xlink:actuate="onLoad" loext: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1"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6" draw:text-style-name="P13" draw:layer="layout" svg:width="11cm" svg:height="1.326cm" svg:x="7.4cm" svg:y="7.7cm">
          <draw:image xlink:href="Pictures/10000201000003D200000076CB8551381389015F.png" xlink:type="simple" xlink:show="embed" xlink:actuate="onLoad" loext:mime-type="image/png">
            <text:p/>
          </draw:image>
        </draw:frame>
        <draw:custom-shape draw:style-name="gr38" draw:text-style-name="P38" draw:layer="layout" svg:width="1.7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3"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5BB1A58C23EC980.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4"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5"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6"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7"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5"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51" draw:text-style-name="P44" draw:layer="layout" svg:width="1.3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custom-shape draw:style-name="gr52" draw:text-style-name="P38" draw:layer="layout" svg:width="1.03cm" svg:height="7.1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4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3" draw:text-style-name="P38" draw:layer="layout" svg:width="1.913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B1D112126F98A5FE.png" xlink:type="simple" xlink:show="embed" xlink:actuate="onLoad" loext:mime-type="image/png">
            <text:p/>
          </draw:image>
        </draw:frame>
        <draw:frame draw:style-name="gr54"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Default-outline1"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3"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4"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8"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39"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10.3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Déplacer un fichier peut avoir des conséquences</text:span></text:p>
                  </text:list-item>
                  <text:list-item>
                    <text:p><text:span text:style-name="T14">La valeur de l’attribut "src" peut-être un chemin relatif ou absolu</text:span></text:p>
                  </text:list-item>
                </text:list>
                <text:p><text:span text:style-name="T14"/></text:p>
                <text:p><text:span text:style-name="T37"/></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8.705cm" svg:x="1.371cm" svg:y="2.295cm" presentation:class="outline" presentation:user-transformed="true">
          <draw:text-box>
            <text:list text:style-name="L2">
              <text:list-item>
                <text:p><text:span text:style-name="T37">Le chemin est le cheminement entre le fichier qui charge le fichier (ex : index.html) et le fichier qui va être chargé (ex : image.png)</text:span></text:p>
              </text:list-item>
              <text:list-item>
                <text:p><text:span text:style-name="T37"><text:s/></text:span><text:span text:style-name="T37">Caractères clés :</text:span></text:p>
                <text:list>
                  <text:list-item>
                    <text:p><text:span text:style-name="T38">./</text:span><text:span text:style-name="T37"> : *racine du chemin</text:span></text:p>
                  </text:list-item>
                  <text:list-item>
                    <text:p><text:span text:style-name="T38">/</text:span><text:span text:style-name="T37"> : séparateur entre les dossiers</text:span></text:p>
                  </text:list-item>
                  <text:list-item>
                    <text:p><text:span text:style-name="T38">../</text:span><text:span text:style-name="T37"> : *permet de remonter d'un niveau dans la structure des dossiers. Se place principalement au début du chemin</text:span></text:p>
                  </text:list-item>
                </text:list>
              </text:list-item>
            </text:list>
          </draw:text-box>
        </draw:frame>
        <draw:frame draw:style-name="gr58" draw:text-style-name="P29" draw:layer="layout" svg:width="27.4cm" svg:height="2.621cm" svg:x="0.6cm" svg:y="13.505cm">
          <draw:text-box>
            <text:p><text:span text:style-name="T20">* : Ces caractères s'utilisent </text:span><text:span text:style-name="T19">uniquement</text:span><text:span text:style-name="T20"> pour les chemins relatifs</text:span></text:p>
            <text:p><text:span text:style-name="T20"/></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Chemins relatifs</text:span></text:p>
          </draw:text-box>
        </draw:frame>
        <draw:frame presentation:style-name="Default-outline1"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ou un chemin de ressource</text:span></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C124ED2EE3FF5D6F.png" xlink:type="simple" xlink:show="embed" xlink:actuate="onLoad" loext: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9"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4">Chemin pointant vers une </text:span><text:span text:style-name="T38">ressource externe</text:span><text:span text:style-name="T14"> à votre projet</text:span></text:p>
                <text:list>
                  <text:list-item>
                    <text:p><text:span text:style-name="T38">N'est pas influencé par la structure de vos dossiers</text:span></text:p>
                    <text:list>
                      <text:list-item>
                        <text:p><text:span text:style-name="T14">Ex : Si vous déplacez votre fichier html, ça ne changera rien</text:span></text:p>
                      </text:list-item>
                    </text:list>
                  </text:list-item>
                  <text:list-item>
                    <text:p><text:span text:style-name="T14">Exemple : lien vers une image sur instagram</text:span></text:p>
                  </text:list-item>
                </text:list>
              </text:list-item>
              <text:list-item>
                <text:p><text:span text:style-name="T14">Ne pas utiliser les chemins absolus propres à votre ordinateur</text:span></text:p>
              </text:list-item>
            </text:list>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7" draw:text-style-name="P38" draw:layer="layout" svg:width="1.913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6.105cm" svg:x="1.371cm" svg:y="2.295cm" presentation:class="outline" presentation:user-transformed="true">
          <draw:text-box>
            <text:list text:style-name="L2">
              <text:list-item>
                <text:p><text:span text:style-name="T14">Ne jamais, jamais utiliser le chemin absolu proposé par votre ordinateur</text:span></text:p>
                <text:list>
                  <text:list-item>
                    <text:p><text:span text:style-name="T14">Ni la fonctionnalité de VS Code "Copy path"</text:span></text:p>
                  </text:list-item>
                </text:list>
              </text:list-item>
            </text:list>
          </draw:text-box>
        </draw:frame>
        <draw:custom-shape draw:style-name="gr53" draw:text-style-name="P38" draw:layer="layout" svg:width="1.913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7.8cm" svg:height="7.8cm" svg:x="1.2cm" svg:y="6.427cm">
          <draw:image xlink:href="Pictures/100000000000023400000234EEE72832FF2FEE7F.png" xlink:type="simple" xlink:show="embed" xlink:actuate="onLoad" loext:mime-type="image/png">
            <text:p/>
          </draw:image>
        </draw:frame>
        <draw:custom-shape draw:style-name="gr36" draw:text-style-name="P36"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0" draw:text-style-name="P53" draw:layer="layout" svg:width="16.4cm" svg:height="7.6cm" svg:x="9.5cm" svg:y="6.4cm">
          <draw:text-box>
            <text:list text:style-name="L1">
              <text:list-item>
                <text:p><text:span text:style-name="T43">En utilisant la fonctionnalité "copy path" (clic droit sur le fichier), on obtient un chemin comme : "E:\projects\racine\assets\images\mon-image.jpg"</text:span></text:p>
              </text:list-item>
              <text:list-item>
                <text:p><text:span text:style-name="T44">Ce chemin ne va fonctionner QUE sur cet ordinateur.</text:span><text:span text:style-name="T43"> On ne veut pas ç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40">Chemins absolus - </text:span><text:span text:style-name="T38">Attention au hotlinking</text:span></text:p>
          </draw:text-box>
        </draw:frame>
        <draw:frame presentation:style-name="Default-outline1" draw:text-style-name="P45" draw:layer="layout" svg:width="24.791cm" svg:height="6.705cm" svg:x="1.371cm" svg:y="2.295cm" presentation:class="outline" presentation:user-transformed="true">
          <draw:text-box>
            <text:list text:style-name="L2">
              <text:list-item>
                <text:p><text:span text:style-name="T14">Lien vers une ressource externe sans demander l'autorisation au détenteur du serveur original</text:span></text:p>
              </text:list-item>
              <text:list-item>
                <text:p><text:span text:style-name="T14">Peut être illégal dans certains cas</text:span></text:p>
              </text:list-item>
              <text:list-item>
                <text:p><text:span text:style-name="T14">Augmente la charge d'un serveur tiers</text:span></text:p>
              </text:list-item>
            </text:list>
          </draw:text-box>
        </draw:frame>
        <draw:custom-shape draw:style-name="gr53" draw:text-style-name="P38" draw:layer="layout" svg:width="1.913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7.184cm" svg:height="1.673cm" svg:x="0.816cm" svg:y="13.807cm">
          <draw:text-box>
            <text:p><text:span text:style-name="T19">Sources :</text:span></text:p>
            <text:list text:style-name="L1">
              <text:list-item>
                <text:p><text:span text:style-name="T20">https://fr.wikipedia.org/wiki/Hotlinking</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4">Chemin pointant vers une </text:span><text:span text:style-name="T38">ressource interne</text:span><text:span text:style-name="T14"> à votre projet</text:span></text:p>
                <text:list>
                  <text:list-item>
                    <text:p><text:span text:style-name="T38">Est influencé par la structure de vos dossiers</text:span></text:p>
                    <text:list>
                      <text:list-item>
                        <text:p><text:span text:style-name="T14">Ex : Si vous déplacez votre fichier html, ceci aura des conséquences</text:span></text:p>
                      </text:list-item>
                    </text:list>
                  </text:list-item>
                  <text:list-item>
                    <text:p><text:span text:style-name="T14">Exemple : lien vers une autre page html</text:span></text:p>
                  </text:list-item>
                </text:list>
              </text:list-item>
              <text:list-item>
                <text:p><text:span text:style-name="T14">Le chemin est toujours construit par rapport au fichier qui charge la ressource</text:span></text:p>
              </text:list-item>
            </text:list>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1" draw:text-style-name="P38" draw:layer="layout" svg:width="1.7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4" draw:layer="layout" svg:width="21.229cm" svg:height="4.305cm" svg:x="1.371cm" svg:y="3.495cm" presentation:class="outline" presentation:user-transformed="true">
          <draw:text-box>
            <text:p><text:span text:style-name="T36">Le chemin est toujours calculé par rapport au fichier qui veut charger la ressourc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custom-shape draw:style-name="gr61" draw:text-style-name="P38" draw:layer="layout" svg:width="1.7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4" draw:layer="layout" svg:width="21.229cm" svg:height="4.305cm" svg:x="1.371cm" svg:y="3.495cm" presentation:class="outline" presentation:user-transformed="true">
          <draw:text-box>
            <text:p><text:span text:style-name="T36">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 – Exemple 1</text:span></text:p>
          </draw:text-box>
        </draw:frame>
        <draw:frame presentation:style-name="Default-outline1" draw:text-style-name="P45" draw:layer="layout" svg:width="24.791cm" svg:height="2.804cm" svg:x="1.371cm" svg:y="2.295cm" presentation:class="outline" presentation:user-transformed="true">
          <draw:text-box>
            <text:list text:style-name="L2">
              <text:list-item>
                <text:p><text:span text:style-name="T14">Lien pointant vers une ressource dont l'emplacement est relatif au fichier qui l'appelle</text:span></text:p>
                <text:p><text:span text:style-name="T38"/></text:p>
                <text:p><text:span text:style-name="T37"/></text:p>
              </text:list-item>
            </text:list>
          </draw:text-box>
        </draw:frame>
        <draw:frame presentation:style-name="pr36" draw:text-style-name="P55" draw:layer="layout" svg:width="15.866cm" svg:height="1.051cm" svg:x="6.067cm" svg:y="11.848cm" presentation:class="title" presentation:user-transformed="true">
          <draw:text-box>
            <text:p text:style-name="P23"><text:span text:style-name="T45">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507cm" svg:height="6.179cm" svg:x="6.693cm" svg:y="5.4cm">
          <draw:image xlink:href="Pictures/10000201000000B00000004BD04319D0D5729E9E.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12" draw:text-style-name="P12" draw:layer="layout" svg:width="17.807cm" svg:height="1.425cm" svg:x="1.393cm" svg:y="0.627cm" presentation:class="title" presentation:user-transformed="true">
          <draw:text-box>
            <text:p text:style-name="P1"><text:span text:style-name="T40">Chemins relatifs</text:span><text:span text:style-name="T5"> – Exemple 2</text:span></text:p>
          </draw:text-box>
        </draw:frame>
        <draw:frame presentation:style-name="Default-outline1" draw:text-style-name="P45" draw:layer="layout" svg:width="25.829cm" svg:height="4.505cm" svg:x="1.371cm" svg:y="2.295cm" presentation:class="outline" presentation:user-transformed="true">
          <draw:text-box>
            <text:list text:style-name="L2">
              <text:list-item>
                <text:p><text:span text:style-name="T14">Si les fichiers ne sont pas dans le même dossier, le caractère slash (/) sert de séparateurs entre les dossiers</text:span></text:p>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presentation:style-name="pr40" draw:text-style-name="P56" draw:layer="layout" svg:width="19.455cm" svg:height="1.026cm" svg:x="4.6cm" svg:y="12.6cm" presentation:class="title" presentation:user-transformed="true">
          <draw:text-box>
            <text:p text:style-name="P23"><text:span text:style-name="T7">Chemin relatif = ./images/mon-image.jpg</text:span></text:p>
          </draw:text-box>
        </draw:frame>
        <draw:custom-shape draw:style-name="gr57" draw:text-style-name="P38" draw:layer="layout" svg:width="1.913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618cm" svg:height="5.539cm" svg:x="6.4cm" svg:y="6.4cm">
          <draw:image xlink:href="Pictures/10000000000000F80000005E460C595108531573.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40">Chemins relatifs</text:span><text:span text:style-name="T5"> – Exemple 3</text:span></text:p>
          </draw:text-box>
        </draw:frame>
        <draw:frame presentation:style-name="Default-outline1" draw:text-style-name="P45" draw:layer="layout" svg:width="24.791cm" svg:height="4.154cm" svg:x="1.371cm" svg:y="2.295cm" presentation:class="outline" presentation:user-transformed="true">
          <draw:text-box>
            <text:list text:style-name="L2">
              <text:list-item>
                <text:p><text:span text:style-name="T14">Si le fichier que je veux charger est dans un répertoire parent (un niveau au-dessus), on doit écrire "../". Une fois au bon niveau, je mets le nom du dossier où est contenu mon image</text:span></text:p>
              </text:list-item>
            </text:list>
          </draw:text-box>
        </draw:frame>
        <draw:frame presentation:style-name="pr40" draw:text-style-name="P56" draw:layer="layout" svg:width="19.455cm" svg:height="1.026cm" svg:x="4.6cm" svg:y="12.3cm" presentation:class="title" presentation:user-transformed="true">
          <draw:text-box>
            <text:p text:style-name="P23"><text:span text:style-name="T7">Chemin relatif = ../images/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2" draw:text-style-name="P13" draw:layer="layout" svg:width="15.676cm" svg:height="5.283cm" svg:x="6.162cm" svg:y="6.8cm">
          <draw:image xlink:href="Pictures/10000000000001640000007890F6F271E6F44941.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presentation:style-name="pr12" draw:text-style-name="P12" draw:layer="layout" svg:width="16.807cm" svg:height="1.425cm" svg:x="1.393cm" svg:y="0.627cm" presentation:class="title" presentation:user-transformed="true">
          <draw:text-box>
            <text:p text:style-name="P1"><text:span text:style-name="T5">Chemins relatifs – En détails</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24.828cm" svg:height="11cm" svg:x="1.586cm" svg:y="2.1cm">
          <draw:image xlink:href="Pictures/10000000000002DA00000144F27AC4F85C80FAFD.png" xlink:type="simple" xlink:show="embed" xlink:actuate="onLoad" loext:mime-type="image/png">
            <text:p/>
          </draw:image>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41" draw:text-style-name="P12" draw:layer="layout" svg:width="19.207cm" svg:height="2.533cm" svg:x="1.393cm" svg:y="0.627cm" presentation:class="title" presentation:user-transformed="true">
          <draw:text-box>
            <text:p text:style-name="P1"><text:span text:style-name="T5">Chemins relatifs – Astuce VS Code</text:span></text:p>
          </draw:text-box>
        </draw:frame>
        <draw:custom-shape draw:style-name="gr62" draw:text-style-name="P57" draw:layer="layout" svg:width="1.913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8.689cm" svg:height="7.8cm" svg:x="0.711cm" svg:y="5.4cm">
          <draw:image xlink:href="Pictures/1000000000000210000001DAFD9F4117360CF2D3.png" xlink:type="simple" xlink:show="embed" xlink:actuate="onLoad" loext:mime-type="image/png">
            <text:p/>
          </draw:image>
        </draw:frame>
        <draw:frame presentation:style-name="Default-outline1" draw:text-style-name="P45" draw:layer="layout" svg:width="24.791cm" svg:height="4.154cm" svg:x="1.372cm" svg:y="2.295cm" presentation:class="outline" presentation:user-transformed="true">
          <draw:text-box>
            <text:list text:style-name="L2">
              <text:list-item>
                <text:p><text:span text:style-name="T14">Le logiciel permet de récupérer le chemin relatif d'un fichier </text:span><text:span text:style-name="T38">par rapport au projet.</text:span><text:span text:style-name="T14"> Pour ce faire :</text:span></text:p>
              </text:list-item>
            </text:list>
          </draw:text-box>
        </draw:frame>
        <draw:frame draw:style-name="gr63" draw:text-style-name="P53" draw:layer="layout" svg:width="16.6cm" svg:height="9.799cm" svg:x="10.4cm" svg:y="5.4cm">
          <draw:text-box>
            <text:list text:style-name="L1">
              <text:list-item>
                <text:p><text:span text:style-name="T43">Faites un clic droit sur le nom du fichier (dans le panneau de gauche OU les onglets, il faut que le fichier soit ouvert)</text:span></text:p>
              </text:list-item>
              <text:list-item>
                <text:p><text:span text:style-name="T43">Sélectionnez l'option "copy relative path" (copier le chemin relatif)</text:span></text:p>
              </text:list-item>
              <text:list-item>
                <text:p><text:span text:style-name="T43">Collez-le où vous en avez besoin</text:span></text:p>
                <text:list>
                  <text:list-item>
                    <text:p><text:span text:style-name="T43">N'oubliez pas de faire un ajustement si nécessaire</text:span></text:p>
                  </text:list-item>
                </text:list>
              </text:list-item>
            </text:list>
            <text:p text:style-name="P1"><text:span text:style-name="T43"/></text:p>
            <text:p><text:span text:style-name="T43">Note : VSCode propose un système d'auto-complétion quand vous écrivez vos chemins</text:span></text:p>
          </draw:text-box>
        </draw:frame>
        <draw:frame presentation:style-name="pr42" draw:text-style-name="P58" draw:layer="layout" svg:width="9.2cm" svg:height="1.423cm" svg:x="0.4cm" svg:y="13.063cm" presentation:class="title" presentation:user-transformed="true">
          <draw:text-box>
            <text:p text:style-name="P23"><text:span text:style-name="T46">Menu quand vous faites un clic droit sur un fichier</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5.029cm" svg:height="12.705cm" svg:x="1.371cm" svg:y="2.295cm" presentation:class="outline" presentation:user-transformed="true">
          <draw:text-box>
            <text:list text:style-name="L2">
              <text:list-item>
                <text:p><text:span text:style-name="T37">Préférer les noms en minuscule (et extension de fichier)</text:span></text:p>
                <text:list>
                  <text:list-item>
                    <text:p><text:span text:style-name="T37">Windows n'est pas sensible à la casse mais UNIX, oui. Donc : mon-image.jpg ≠ MON-IMAGE.JPG</text:span></text:p>
                  </text:list-item>
                  <text:list-item>
                    <text:p><text:span text:style-name="T37">+90 % des serveurs sont sous système UNIX</text:span></text:p>
                  </text:list-item>
                </text:list>
              </text:list-item>
              <text:list-item>
                <text:p><text:span text:style-name="T37">Éviter les espaces </text:span></text:p>
                <text:list>
                  <text:list-item>
                    <text:p><text:span text:style-name="T37">Remplacer par un tiret (-) ou un underscore (_)</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5.029cm" svg:height="12.705cm" svg:x="1.371cm" svg:y="2.295cm" presentation:class="outline" presentation:user-transformed="true">
          <draw:text-box>
            <text:list text:style-name="L2">
              <text:list-item>
                <text:p><text:span text:style-name="T37">É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2" draw:layer="layout" svg:width="26.06cm" svg:height="6.9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4" draw:text-style-name="P38" draw:layer="layout" svg:width="2.93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Default-outline1"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54"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4" draw:text-style-name="P38" draw:layer="layout" svg:width="2.93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0" draw:text-style-name="P34" draw:layer="layout" svg:width="2.694cm" svg:height="1.026cm" svg:x="3.506cm" svg:y="9.223cm" presentation:class="title" presentation:user-transformed="true">
          <draw:text-box>
            <text:p text:style-name="P1"><text:span text:style-name="T30">Balise</text:span></text:p>
          </draw:text-box>
        </draw:frame>
        <draw:custom-shape draw:style-name="gr66"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6"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7" draw:text-style-name="P5" draw:layer="layout" svg:width="7cm" svg:height="0.999cm" svg:x="6.4cm" svg:y="7.072cm">
          <text:p/>
          <draw:enhanced-geometry svg:viewBox="0 0 21600 21600" draw:type="rectangle" draw:enhanced-path="M 0 0 L 21600 0 21600 21600 0 21600 0 0 Z N"/>
        </draw:custom-shape>
        <draw:line draw:style-name="gr68" draw:text-style-name="P5" draw:layer="layout" svg:x1="6.394cm" svg:y1="10.108cm" svg:x2="6.394cm" svg:y2="7.807cm">
          <text:p/>
        </draw:line>
        <draw:frame presentation:style-name="pr36"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55" draw:style-name="dp1" draw:master-page-name="Default" presentation:presentation-page-layout-name="AL1T0">
        <office:forms form:automatic-focus="false" form:apply-design-mode="false"/>
        <draw:custom-shape draw:style-name="gr64" draw:text-style-name="P38" draw:layer="layout" svg:width="2.93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9" draw:layer="layout" svg:width="20.407cm" svg:height="1.425cm" svg:x="1.393cm" svg:y="0.627cm" presentation:class="title" presentation:user-transformed="true">
          <draw:text-box>
            <text:p text:style-name="P1"><text:span text:style-name="T47">Balises HTML – Exemple d’attributs</text:span></text:p>
          </draw:text-box>
        </draw:frame>
        <draw:frame presentation:style-name="Default-outline1" draw:text-style-name="P45" draw:layer="layout" svg:width="24.791cm" svg:height="3.905cm" svg:x="1.37cm" svg:y="2.295cm" presentation:class="outline" presentation:user-transformed="true">
          <draw:text-box>
            <text:list text:style-name="L2">
              <text:list-item>
                <text:p><text:span text:style-name="T17">id="val" : identifiant unique, utilisable dans le CSS </text:span></text:p>
                <text:list>
                  <text:list-item>
                    <text:p><text:span text:style-name="T18">La valeur d’un id est unique dans une page</text:span></text:p>
                  </text:list-item>
                  <text:list-item>
                    <text:p><text:span text:style-name="T18">Un élément ne peut pas avoir plusieurs id</text:span></text:p>
                  </text:list-item>
                </text:list>
                <text:p><text:span text:style-name="T38"/></text:p>
                <text:p><text:span text:style-name="T37"/></text:p>
              </text:list-item>
            </text:list>
          </draw:text-box>
        </draw:frame>
        <draw:frame draw:style-name="gr2" draw:text-style-name="P5" draw:layer="layout" svg:width="10.765cm" svg:height="1.309cm" svg:x="8.618cm" svg:y="6.291cm">
          <draw:image xlink:href="Pictures/1000020100000224000000422163BDE115340699.png" xlink:type="simple" xlink:show="embed" xlink:actuate="onLoad" loext:mime-type="image/png">
            <text:p/>
          </draw:image>
        </draw:frame>
        <draw:frame draw:style-name="gr69" draw:text-style-name="P60" draw:layer="layout" svg:width="26.292cm" svg:height="3.554cm" svg:x="1.393cm" svg:y="9.5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12.187cm">
          <draw:image xlink:href="Pictures/100002010000028C0000004DFAD38B835D250ECD.png" xlink:type="simple" xlink:show="embed" xlink:actuate="onLoad" loext: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48">- </text:span><text:span text:style-name="T37">si je donne la valeur « hello » à l’attribut id d’une une balise dans une page une autre balise ne peut pas avoir l’attribut id avec la valeur hello</text:span></text:p>
            </draw:text-box>
          </draw:frame>
        </presentation:notes>
      </draw:page>
      <draw:page draw:name="page56"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45" draw:layer="layout" svg:width="24.791cm" svg:height="2.105cm" svg:x="1.37cm" svg:y="2.295cm" presentation:class="outline" presentation:user-transformed="true">
          <draw:text-box>
            <text:list text:style-name="L2">
              <text:list-item>
                <text:p><text:span text:style-name="T49">src</text:span><text:span text:style-name="T50">="val" : Utilisé pour les balises permettant d’afficher un média (vidéo, image, son)</text:span></text:p>
                <text:p><text:span text:style-name="T38"/></text:p>
                <text:p><text:span text:style-name="T37"/></text:p>
              </text:list-item>
            </text:list>
          </draw:text-box>
        </draw:frame>
        <draw:frame draw:style-name="gr70" draw:text-style-name="P60" draw:layer="layout" svg:width="26.292cm" svg:height="3.554cm" svg:x="1.393cm" svg:y="9.344cm">
          <draw:text-box>
            <text:list text:style-name="L4">
              <text:list-item>
                <text:p><text:span text:style-name="T51">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44" draw:text-style-name="P55" draw:layer="layout" svg:width="6.604cm" svg:height="2.125cm" svg:x="19.048cm" svg:y="13.151cm" presentation:class="title" presentation:user-transformed="true">
          <draw:text-box>
            <text:p text:style-name="P23"><text:span text:style-name="T45">Rendu HTML</text:span><text:span text:style-name="T45"><text:line-break/></text:span><text:span text:style-name="T45">(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71" draw:text-style-name="P17"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72"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22" draw:layer="layout" svg:width="26.06cm" svg:height="6.7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3">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46"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58" presentation:class="page"/>
          <draw:frame presentation:style-name="pr47"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59" draw:style-name="dp1" draw:master-page-name="Default" presentation:presentation-page-layout-name="AL1T0">
        <office:forms form:automatic-focus="false" form:apply-design-mode="false"/>
        <draw:custom-shape draw:style-name="gr73" draw:text-style-name="P49" draw:layer="layout" svg:width="1.64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1"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9" draw:layer="layout" svg:width="25.2cm" svg:height="1.303cm" svg:x="1.393cm" svg:y="0.627cm" presentation:class="title" presentation:user-transformed="true">
          <draw:text-box>
            <text:p text:style-name="P1"><text:span text:style-name="T52">html – Récapitulatif</text:span></text:p>
          </draw:text-box>
        </draw:frame>
        <draw:frame presentation:style-name="pr48"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2" draw:text-style-name="P13"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59"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73" draw:text-style-name="P49" draw:layer="layout" svg:width="1.64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33" draw:layer="layout" svg:width="25.806cm" svg:height="12.973cm" svg:x="1.393cm" svg:y="1.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 via le CSS</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4" draw:text-style-name="P61"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75" draw:text-style-name="P63" draw:layer="layout" svg:width="13.689cm" svg:height="10.763cm" draw:transform="skewX (-0.179594380030217) rotate (1.28683125749542) translate (-11.305cm 10.652cm)">
          <text:p text:style-name="P62"><text:span text:style-name="T28"><text:s/></text:span></text:p>
          <draw:enhanced-geometry svg:viewBox="0 0 21600 21600" draw:mirror-horizontal="false" draw:mirror-vertical="false" draw:type="rectangle" draw:enhanced-path="M 0 0 L 21600 0 21600 21600 0 21600 0 0 Z N"/>
        </draw:custom-shape>
        <draw:frame presentation:style-name="pr50"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6" draw:text-style-name="P64" draw:layer="layout" svg:width="13.866cm" svg:height="10.521cm" draw:transform="skewX (-0.131248759749974) rotate (1.38055543832751) translate (-10.93cm 11.465cm)">
          <text:p text:style-name="P62"><text:span text:style-name="T28"><text:s/></text:span></text:p>
          <draw:enhanced-geometry svg:viewBox="0 0 21600 21600" draw:type="rectangle" draw:enhanced-path="M 0 0 L 21600 0 21600 21600 0 21600 0 0 Z N"/>
        </draw:custom-shape>
        <draw:custom-shape draw:style-name="gr77"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65"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draw:text-box/>
          </draw:frame>
        </presentation:notes>
      </draw:page>
      <draw:page draw:name="page62" draw:style-name="dp1" draw:master-page-name="Default" presentation:presentation-page-layout-name="AL1T0">
        <office:forms form:automatic-focus="false" form:apply-design-mode="false"/>
        <draw:custom-shape draw:style-name="gr75" draw:text-style-name="P63" draw:layer="layout" svg:width="13.689cm" svg:height="10.763cm" draw:transform="skewX (-0.179594380030217) rotate (1.28683125749542) translate (-11.305cm 10.652cm)">
          <text:p text:style-name="P62"><text:span text:style-name="T28"><text:s/></text:span></text:p>
          <draw:enhanced-geometry svg:viewBox="0 0 21600 21600" draw:mirror-horizontal="false" draw:mirror-vertical="false" draw:type="rectangle" draw:enhanced-path="M 0 0 L 21600 0 21600 21600 0 21600 0 0 Z N"/>
        </draw:custom-shape>
        <draw:custom-shape draw:style-name="gr76" draw:text-style-name="P64" draw:layer="layout" svg:width="13.866cm" svg:height="10.521cm" draw:transform="skewX (-0.131248759749974) rotate (1.38055543832751) translate (-10.93cm 11.465cm)">
          <text:p text:style-name="P62"><text:span text:style-name="T28"><text:s/></text:span></text:p>
          <draw:enhanced-geometry svg:viewBox="0 0 21600 21600" draw:type="rectangle" draw:enhanced-path="M 0 0 L 21600 0 21600 21600 0 21600 0 0 Z N"/>
        </draw:custom-shape>
        <draw:custom-shape draw:style-name="gr77"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9" draw:layer="layout" svg:width="20.407cm" svg:height="1.425cm" svg:x="1.394cm" svg:y="0.628cm" presentation:class="title" presentation:user-transformed="true">
          <draw:text-box>
            <text:p text:style-name="P1"><text:span text:style-name="T47">A propos des tests</text:span></text:p>
          </draw:text-box>
        </draw:frame>
        <draw:frame presentation:style-name="pr51"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 </text:span></text:p>
                  </text:list-item>
                  <text:list-item>
                    <text:p text:style-name="P1"><text:span text:style-name="T9">Indispensable pour accéder au test final qui sera noté</text:span></text:p>
                  </text:list-item>
                </text:list>
                <text:p text:style-name="P14"><text:span text:style-name="T9"/></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draw:text-box/>
          </draw:frame>
        </presentation:notes>
      </draw:page>
      <draw:page draw:name="page63" draw:style-name="dp1" draw:master-page-name="Default" presentation:presentation-page-layout-name="AL1T0">
        <office:forms form:automatic-focus="false" form:apply-design-mode="false"/>
        <draw:custom-shape draw:style-name="gr75" draw:text-style-name="P63" draw:layer="layout" svg:width="13.689cm" svg:height="10.763cm" draw:transform="skewX (-0.179594380030217) rotate (1.28683125749542) translate (-11.305cm 10.652cm)">
          <text:p text:style-name="P62"><text:span text:style-name="T28"><text:s/></text:span></text:p>
          <draw:enhanced-geometry svg:viewBox="0 0 21600 21600" draw:mirror-horizontal="false" draw:mirror-vertical="false" draw:type="rectangle" draw:enhanced-path="M 0 0 L 21600 0 21600 21600 0 21600 0 0 Z N"/>
        </draw:custom-shape>
        <draw:custom-shape draw:style-name="gr76" draw:text-style-name="P64" draw:layer="layout" svg:width="13.866cm" svg:height="10.521cm" draw:transform="skewX (-0.131248759749974) rotate (1.38055543832751) translate (-10.93cm 11.465cm)">
          <text:p text:style-name="P62"><text:span text:style-name="T28"><text:s/></text:span></text:p>
          <draw:enhanced-geometry svg:viewBox="0 0 21600 21600" draw:type="rectangle" draw:enhanced-path="M 0 0 L 21600 0 21600 21600 0 21600 0 0 Z N"/>
        </draw:custom-shape>
        <draw:custom-shape draw:style-name="gr78"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9" draw:layer="layout" svg:width="20.407cm" svg:height="1.425cm" svg:x="1.394cm" svg:y="0.628cm" presentation:class="title" presentation:user-transformed="true">
          <draw:text-box>
            <text:p text:style-name="P1"><text:span text:style-name="T47">A propos des tests</text:span></text:p>
          </draw:text-box>
        </draw:frame>
        <draw:frame presentation:style-name="pr52" draw:text-style-name="P33" draw:layer="layout" svg:width="25.03cm" svg:height="11.505cm" svg:x="1.37cm" svg:y="2.296cm" presentation:class="outline" presentation:user-transformed="true">
          <draw:text-box>
            <text:list text:style-name="L2">
              <text:list-item>
                <text:p text:style-name="P14"><text:span text:style-name="T9">Reprennent les notions des TP passés</text:span></text:p>
                <text:list>
                  <text:list-item>
                    <text:p text:style-name="P1"><text:span text:style-name="T9">Ex : test TP#3 = questions TP#1,2,3</text:span></text:p>
                  </text:list-item>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draw:text-box/>
          </draw:frame>
        </presentation:notes>
      </draw:page>
      <draw:page draw:name="page64" draw:style-name="dp4" draw:master-page-name="Default" presentation:presentation-page-layout-name="AL3T1">
        <office:forms form:automatic-focus="false" form:apply-design-mode="false"/>
        <draw:frame presentation:style-name="pr53" draw:text-style-name="P66" draw:layer="layout" svg:width="25.198cm" svg:height="12.191cm" svg:x="1.4cm" svg:y="1.713cm">
          <draw:text-box>
            <text:p><text:span text:style-name="T53">Questions ?</text:span></text:p>
          </draw:text-box>
        </draw:frame>
        <presentation:notes draw:style-name="dp2">
          <draw:page-thumbnail draw:style-name="gr3" draw:layer="layout" svg:width="13.586cm" svg:height="11.136cm" svg:x="3.703cm" svg:y="2.252cm" draw:page-number="64" presentation:class="page"/>
          <draw:frame presentation:style-name="pr3" draw:text-style-name="P67"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office:forms form:automatic-focus="false" form:apply-design-mode="false"/>
        <draw:custom-shape draw:style-name="gr79" draw:text-style-name="P68" draw:layer="layout" svg:width="1.64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0" draw:text-style-name="P13" draw:layer="layout" svg:width="9.178cm" svg:height="5.956cm" svg:x="1.6cm" svg:y="3.644cm">
          <draw:image xlink:href="Pictures/10000201000003DD00000228B53230124157C9F3.png" xlink:type="simple" xlink:show="embed" xlink:actuate="onLoad" loext:mime-type="image/png">
            <text:p/>
          </draw:image>
        </draw:frame>
        <draw:frame draw:style-name="gr81" draw:text-style-name="P13" draw:layer="layout" svg:width="13.8cm" svg:height="7.55cm" svg:x="8.4cm" svg:y="7.85cm">
          <draw:image xlink:href="Pictures/10000201000003E1000001FDB39B0D8333994A8A.png" xlink:type="simple" xlink:show="embed" xlink:actuate="onLoad" loext:mime-type="image/png">
            <text:p/>
          </draw:image>
        </draw:frame>
        <draw:frame draw:style-name="gr82" draw:text-style-name="P13" draw:layer="layout" svg:width="10.822cm" svg:height="5.399cm" svg:x="15.2cm" svg:y="3.001cm">
          <draw:image xlink:href="Pictures/10000201000003D90000012000BA694B9289ED8C.png" xlink:type="simple" xlink:show="embed" xlink:actuate="onLoad" loext:mime-type="image/png">
            <text:p/>
          </draw:image>
        </draw:frame>
        <draw:frame presentation:style-name="pr41"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83" draw:text-style-name="P69"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presentation:style-name="pr50" draw:text-style-name="P70" draw:layer="layout" svg:width="26.924cm" svg:height="1.656cm" svg:x="0.536cm" svg:y="7.254cm" presentation:class="title" presentation:user-transformed="true">
          <draw:text-box>
            <text:p text:style-name="P23"><text:span text:style-name="T54">Pas très beau non ?</text:span></text:p>
          </draw:text-box>
        </draw:frame>
        <draw:custom-shape draw:style-name="gr84" draw:text-style-name="P68"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1"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67" draw:style-name="dp4" draw:master-page-name="Default" presentation:presentation-page-layout-name="AL3T1">
        <office:forms form:automatic-focus="false" form:apply-design-mode="false"/>
        <draw:frame draw:style-name="gr2" draw:text-style-name="P13" draw:layer="layout" svg:width="6.092cm" svg:height="8.6cm" svg:x="10.954cm" svg:y="1.575cm">
          <draw:image xlink:href="Pictures/10000D8C000027FD000038725AEFB460F45BD7E4.svg" xlink:type="simple" xlink:show="embed" xlink:actuate="onLoad" loext:mime-type="image/svg+xml">
            <text:p/>
          </draw:image>
          <draw:image xlink:href="Pictures/1000020100000183000002229CE74AA88C3BEC34.png" xlink:type="simple" xlink:show="embed" xlink:actuate="onLoad" loext:mime-type="image/png"/>
        </draw:frame>
        <draw:frame presentation:style-name="pr50" draw:text-style-name="P71" draw:layer="layout" svg:width="26.924cm" svg:height="1.656cm" svg:x="0.536cm" svg:y="10.544cm" presentation:class="title" presentation:user-transformed="true">
          <draw:text-box>
            <text:p text:style-name="P23"><text:span text:style-name="T18">Dans le prochain TP</text:span></text:p>
          </draw:text-box>
        </draw:frame>
        <presentation:notes draw:style-name="dp2">
          <draw:page-thumbnail draw:style-name="gr3" draw:layer="layout" svg:width="13.586cm" svg:height="11.136cm" svg:x="3.703cm" svg:y="2.252cm" draw:page-number="67" presentation:class="page"/>
          <draw:frame presentation:style-name="pr3" draw:text-style-name="P67" draw:layer="layout" svg:width="16.8cm" svg:height="13.365cm" svg:x="2.097cm" svg:y="14.103cm" presentation:class="notes" presentation:placeholder="true">
            <draw:text-box/>
          </draw:frame>
        </presentation:notes>
      </draw:page>
      <draw:page draw:name="page6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0T17:42:29.991000000</dc:date>
    <meta:editing-duration>P19DT15H56M5S</meta:editing-duration>
    <meta:editing-cycles>943</meta:editing-cycles>
    <meta:generator>LibreOffice/6.2.5.2$Windows_X86_64 LibreOffice_project/1ec314fa52f458adc18c4f025c545a4e8b22c159</meta:generator>
    <meta:document-statistic meta:object-count="522"/>
  </office:meta>
</office:document-meta>
</file>